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>
        <style:tab-stops>
          <style:tab-stop style:position="9.731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731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9.731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rapport</text:p>
      <text:p text:style-name="P1"/>
      <text:p text:style-name="P2">Syfte</text:p>
      <text:p text:style-name="P3">Webbsidan är tänkt som en informationsportal för ett tilltänkt massageföretag min sambo har hittat på till hennes studier. </text:p>
      <text:p text:style-name="P3"/>
      <text:p text:style-name="P2">Budskap</text:p>
      <text:p text:style-name="P3">Med webbsidan vill jag öka företagets omsättning genom att sprida information om företaget och dess tjänster. Information på webbsidan är till för att öka köplusten hos potentiella kunder.</text:p>
      <text:p text:style-name="P3"/>
      <text:p text:style-name="P2">Målgrupp</text:p>
      <text:p text:style-name="P3">Webbsidan är tänkt att attrahera kunder mellan 20-60 år i behov av massageterapeutiska behandlingar. Den bör vara lättnavigerad &amp; lämna ett professionellt intryck.</text:p>
      <text:p text:style-name="P3"/>
      <text:p text:style-name="P2">Utrustning</text:p>
      <text:p text:style-name="P3">Webbsidan är skapad på min laptop. Jag använder mig av Notepad++ för att skriva och MS Paint för logotyp samt bildredigering. <text:s/>Bilderna är tagna från <text:a xlink:type="simple" xlink:href="https://se.freeimages.com/" text:style-name="Internet_20_link" text:visited-style-name="Visited_20_Internet_20_Link">https://se.freeimages.com/</text:a>.</text:p>
      <text:p text:style-name="P3"/>
      <text:p text:style-name="P2">Källor</text:p>
      <text:p text:style-name="P3">För layout har jag tittat på <text:a xlink:type="simple" xlink:href="http://www.zelsmassage.se/" text:style-name="Internet_20_link" text:visited-style-name="Visited_20_Internet_20_Link">http://www.zelsmassage.se/</text:a>, https://www.vgregion.se/halsa-och-vard/ samt uppgiften läxhjälpen från läroboken. Bilder är tagna från <text:a xlink:type="simple" xlink:href="https://se.freeimages.com/" text:style-name="Internet_20_link" text:visited-style-name="Visited_20_Internet_20_Link">https://se.freeimages.com/</text:a>.</text:p>
      <text:p text:style-name="P3"/>
      <text:p text:style-name="P2">Teckenkodning</text:p>
      <text:p text:style-name="P3">Jag använder mig av UTF-8 utan BOM med LF-radavslut.</text:p>
      <text:p text:style-name="P3">UTF-8 är mycket bra eftersom det är UNICODEs teckenkodning vilket har stöd för alla alfabet &amp; tecken. Eftersom sidan är skriven på svenska med svenska tecken hade vissa teckenkodningar inte kunnat hantera åäö.</text:p>
      <text:p text:style-name="P3">BOM är avstängt eftersom det har kompatibilitetsproblem.</text:p>
      <text:p text:style-name="P3">Jag använder LF-radavslut eftersom det kan tolkas av alla OS till skillnad från CR som bara Windows använder.</text:p>
      <text:p text:style-name="P3"/>
      <text:p text:style-name="P2">Tester</text:p>
      <text:p text:style-name="P3">Webbsidan är testad i Chrome, Firefox Developer Edition, Microsoft Edge och Internet Explorer 11.</text:p>
      <text:p text:style-name="P3">Koden är validerad i <text:a xlink:type="simple" xlink:href="https://validator.w3.org/nu/#textarea" text:style-name="Internet_20_link" text:visited-style-name="Visited_20_Internet_20_Link">https://validator.w3.org/nu/#textarea</text:a> samt https://htmlhint.io/ för HTML och <text:a xlink:type="simple" xlink:href="http://jigsaw.w3.org/css-validator/#validate_by_input" text:style-name="Internet_20_link" text:visited-style-name="Visited_20_Internet_20_Link">http://jigsaw.w3.org/css-validator/#validate_by_input</text:a> för CSS.</text:p>
      <text:p text:style-name="P3">Jag har testat webbsidan med olika skärmupplösningar och i olika storlekar på viewport.</text:p>
      <text:p text:style-name="P3"/>
      <text:p text:style-name="P2">Processbeskrivning</text:p>
      <text:p text:style-name="P3">Jag började med att skapa en grund-layout med &lt;header&gt;,&lt;nav&gt; &amp; &lt;footer&gt; som jag återanvänder på alla sidor. Header &amp; nav använder flexbox för layout. Layout i footer blev tillfredställande utan flexbox. Flexbox är bra eftersom det anpassar sig efter viewport.</text:p>
      <text:p text:style-name="P3">I &lt;nav&gt; använde jag först justify-content: space-between med margin till höger &amp; vänster men bytte sedan till space-around efter jag upptäckte att det gav samma effekt med mindre kod.</text:p>
      <text:p text:style-name="P3">Jag vill använda ljusa och blåa färger eftersom ljusa färger förknippas med hälsa och blått med sjukvård.</text:p>
      <text:p text:style-name="P3"/>
      <text:p text:style-name="P3">Startsidans innehåll är textstycken och en lista i en &lt;section&gt;. Med CSS skapade jag en centrerad container för innehållet med bredd 860px.</text:p>
      <text:p text:style-name="P3"/>
      <text:p text:style-name="P3"><text:soft-page-break/>Kontaktsidans innehåll är textstycken och en lista i en &lt;section&gt;. En av punkterna i listan är en mailto-länk. Här fick jag byta från mellanslag till %20 efter validatorn varnade mig. Med CSS skapade jag en centrerad container för innehållet med bredd 860px.</text:p>
      <text:p text:style-name="P3">Behandlingssidan blev den mest invecklade. För innehållet fick jag jobba med många &lt;div&gt; och flexbox inuti flexbox. </text:p>
      <text:p text:style-name="P3">Först skapade jag en &lt;section&gt; som jag i CSS har gett egenskaper för bredd. Detta förhindrar innehållet från att få en ful blå ram. </text:p>
      <text:p text:style-name="P3">Inuti den en container i form av en &lt;div&gt; som specificerar hur mycket av sidan innehållet får ta upp (860px).</text:p>
      <text:p text:style-name="P3">Sedan skapade jag en yttre flexbox med deklaration flex-direction: column; vilket radar upp bilderna fint.</text:p>
      <text:p text:style-name="P3">Inuti den en innre flexbox med deklaration flex-direction: row; för att få bildtexten bredvid bilden.</text:p>
      <text:p text:style-name="P3">För att texten som är uppdelad i &lt;h3&gt; &amp; &lt;p&gt; inte skulle lägga sig bredvid varandra fick jag klumpa ihop dem under en &lt;div&gt; som jag gav en max-width på 620px. Detta för att texten inte skulle hamna under bilden när den blev för lång.</text:p>
      <text:p text:style-name="P3"/>
      <text:p text:style-name="Text_20_body">Slutvis gick jag igenom alla px mått och ändrade till % eller em för att sidan skulle se bättre ut i andra upplösningar. Jag har även använt ett vh mått för att inte få en jättestor sidfot vid högre upplösning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Jakob Steffner 2018-09-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2M28S</meta:editing-duration>
    <meta:editing-cycles>30</meta:editing-cycles>
    <meta:generator>OpenOffice/4.1.5$Win32 OpenOffice.org_project/415m1$Build-9789</meta:generator>
    <dc:date>2018-09-16T18:58:13.62</dc:date>
    <dc:creator>Jakob Steffner</dc:creator>
    <meta:document-statistic meta:table-count="0" meta:image-count="0" meta:object-count="0" meta:page-count="2" meta:paragraph-count="34" meta:word-count="558" meta:character-count="3672"/>
    <meta:user-defined meta:name="Info 1"/>
    <meta:user-defined meta:name="Info 2"/>
    <meta:user-defined meta:name="Info 3"/>
    <meta:user-defined meta:name="Info 4"/>
  </office:meta>
</office:document-meta>
</file>